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21" calcext:value-type="float">
            <text:p>121</text:p>
          </table:table-cell>
          <table:table-cell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98" calcext:value-type="float">
            <text:p>98</text:p>
          </table:table-cell>
          <table:table-cell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1" calcext:value-type="float">
            <text:p>141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.86" calcext:value-type="float">
            <text:p>80.8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69" calcext:value-type="float">
            <text:p>169</text:p>
          </table:table-cell>
          <table:table-cell table:formula="of:=[.B6]-[.E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  <table:table-cell table:formula="of:=[.B8]-[.E8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4" calcext:value-type="float">
            <text:p>114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7" calcext:value-type="float">
            <text:p>57</text:p>
          </table:table-cell>
          <table:table-cell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  <table:table-cell table:formula="of:=[.B13]-[.E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1" calcext:value-type="float">
            <text:p>221</text:p>
          </table:table-cell>
          <table:table-cell table:formula="of:=[.B14]-[.E14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79" calcext:value-type="float">
            <text:p>179</text:p>
          </table:table-cell>
          <table:table-cell table:formula="of:=[.B15]-[.E15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7" calcext:value-type="float">
            <text:p>97</text:p>
          </table:table-cell>
          <table:table-cell table:formula="of:=[.B18]-[.E1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18" calcext:value-type="float">
            <text:p>218</text:p>
          </table:table-cell>
          <table:table-cell table:formula="of:=[.B19]-[.E19]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  <table:table-cell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4" calcext:value-type="float">
            <text:p>94</text:p>
          </table:table-cell>
          <table:table-cell table:formula="of:=[.B21]-[.E21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  <table:table-cell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.68" calcext:value-type="float">
            <text:p>64.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26" calcext:value-type="float">
            <text:p>326</text:p>
          </table:table-cell>
          <table:table-cell table:formula="of:=[.B25]-[.E25]"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  <table:table-cell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  <table:table-cell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5.85" calcext:value-type="float">
            <text:p>75.85</text:p>
          </table:table-cell>
          <table:table-cell table:formula="of:=SUM([.B2:.B27])" office:value-type="float" office:value="3664" calcext:value-type="float">
            <text:p>3664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779" calcext:value-type="float">
            <text:p>2779</text:p>
          </table:table-cell>
          <table:table-cell table:formula="of:=[.B29]-[.E29]" office:value-type="float" office:value="885" calcext:value-type="float">
            <text:p>885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4:15:30.179791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4T09:43:52.149688817</dc:date>
    <dc:creator>Brent Seidel</dc:creator>
    <meta:editing-duration>P2DT4H20M5S</meta:editing-duration>
    <meta:editing-cycles>12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